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Chilanka" svg:font-family="Chilanka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648cm" fo:min-width="0.398cm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81cm" svg:stroke-color="#000000" draw:marker-start="Squar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DejaVu Sans"/>
    </style:style>
    <style:style style:name="P5" style:family="paragraph">
      <loext:graphic-properties draw:fill="none" draw:fill-color="#ffffff"/>
      <style:text-properties style:font-name="DejaVu Sans"/>
    </style:style>
    <style:style style:name="P6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color="#c9211e" style:text-position="-33% 58%" fo:font-weight="bold" style:font-weight-asian="bold" style:font-weight-complex="bold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296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38cm" svg:y1="7.021cm" svg:x2="10.143cm" svg:y2="7.021cm">
          <text:p/>
        </draw:line>
        <draw:custom-shape draw:style-name="gr1" draw:text-style-name="P1" xml:id="id1" draw:id="id1" draw:layer="layout" svg:width="1.27cm" svg:height="1.27cm" svg:x="10.14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386cm" svg:y1="6.986cm" svg:x2="15.986cm" svg:y2="6.986cm">
          <text:p/>
        </draw:line>
        <draw:custom-shape draw:style-name="gr1" draw:text-style-name="P1" draw:layer="layout" svg:width="1.27cm" svg:height="1.27cm" svg:x="2.296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38cm" svg:y1="7.022cm" svg:x2="10.143cm" svg:y2="7.022cm">
          <text:p/>
        </draw:line>
        <draw:custom-shape draw:style-name="gr1" draw:text-style-name="P1" xml:id="id2" draw:id="id2" draw:layer="layout" svg:width="1.27cm" svg:height="1.27cm" svg:x="2.296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38cm" svg:y1="7.022cm" svg:x2="10.143cm" svg:y2="7.022cm">
          <text:p/>
        </draw:line>
        <draw:custom-shape draw:style-name="gr1" draw:text-style-name="P1" xml:id="id3" draw:id="id3" draw:layer="layout" svg:width="1.27cm" svg:height="1.27cm" svg:x="15.94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984cm" svg:y1="7.021cm" svg:x2="22.589cm" svg:y2="7.021cm">
          <text:p/>
        </draw:line>
        <draw:connector draw:style-name="gr3" draw:text-style-name="P2" draw:layer="layout" draw:type="curve" draw:line-skew="-0.772cm" svg:x1="10.779cm" svg:y1="6.35cm" svg:x2="2.931cm" svg:y2="6.351cm" draw:start-shape="id1" draw:start-glue-point="4" draw:end-shape="id2" draw:end-glue-point="4" svg:d="M10779 6350c0-1909-7848-1910-7848 1" svg:viewBox="0 0 7849 1434">
          <text:p/>
        </draw:connector>
        <draw:line draw:style-name="gr4" draw:text-style-name="P3" draw:layer="layout" svg:x1="2.27cm" svg:y1="9.86cm" svg:x2="22.59cm" svg:y2="9.86cm">
          <text:p/>
        </draw:line>
        <draw:frame draw:style-name="gr5" draw:text-style-name="P5" draw:layer="layout" svg:width="2.026cm" svg:height="0.988cm" svg:x="11.295cm" svg:y="10.125cm">
          <draw:text-box>
            <text:p text:style-name="P4">TIME</text:p>
          </draw:text-box>
        </draw:frame>
        <draw:frame draw:style-name="gr5" draw:text-style-name="P6" draw:layer="layout" svg:width="0.917cm" svg:height="1.114cm" svg:x="2.505cm" svg:y="8.025cm">
          <draw:text-box>
            <text:p><text:span text:style-name="T1">t</text:span><text:span text:style-name="T2">1</text:span></text:p>
          </draw:text-box>
        </draw:frame>
        <draw:frame draw:style-name="gr5" draw:text-style-name="P6" draw:layer="layout" svg:width="0.917cm" svg:height="1.114cm" svg:x="10.306cm" svg:y="8.025cm">
          <draw:text-box>
            <text:p><text:span text:style-name="T1">t</text:span><text:span text:style-name="T2">2</text:span></text:p>
          </draw:text-box>
        </draw:frame>
        <draw:frame draw:style-name="gr5" draw:text-style-name="P6" draw:layer="layout" svg:width="0.917cm" svg:height="1.114cm" svg:x="16.206cm" svg:y="8.025cm">
          <draw:text-box>
            <text:p><text:span text:style-name="T1">t</text:span><text:span text:style-name="T2">3</text:span></text:p>
          </draw:text-box>
        </draw:frame>
        <draw:frame draw:style-name="gr6" draw:text-style-name="P7" draw:layer="layout" svg:width="5.959cm" svg:height="1.825cm" svg:x="3.488cm" svg:y="3.175cm">
          <draw:text-box>
            <text:p text:style-name="P3">Fixation probability </text:p>
            <text:p text:style-name="P3">determined at t<text:span text:style-name="T3">1</text:span></text:p>
          </draw:text-box>
        </draw:frame>
        <draw:frame draw:style-name="gr6" draw:text-style-name="P7" draw:layer="layout" svg:width="5.959cm" svg:height="1.825cm" svg:x="10.889cm" svg:y="3.176cm">
          <draw:text-box>
            <text:p text:style-name="P3">Fixation probability </text:p>
            <text:p text:style-name="P3">determined at t<text:span text:style-name="T3">2</text:span></text:p>
          </draw:text-box>
        </draw:frame>
        <draw:connector draw:style-name="gr3" draw:text-style-name="P2" draw:layer="layout" draw:type="curve" draw:line-skew="-0.57cm" svg:x1="16.577cm" svg:y1="6.35cm" svg:x2="10.805cm" svg:y2="6.207cm" draw:start-shape="id3" draw:start-glue-point="4" svg:d="M16577 6350c0-1606-5772-1535-5772-143" svg:viewBox="0 0 5773 1197">
          <text:p/>
        </draw:connector>
        <draw:custom-shape draw:style-name="gr1" draw:text-style-name="P1" draw:layer="layout" svg:width="1.27cm" svg:height="1.27cm" svg:x="2.296cm" svg:y="1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38cm" svg:y1="15.921cm" svg:x2="10.143cm" svg:y2="15.921cm">
          <text:p/>
        </draw:line>
        <draw:custom-shape draw:style-name="gr1" draw:text-style-name="P1" xml:id="id4" draw:id="id4" draw:layer="layout" svg:width="1.27cm" svg:height="1.27cm" svg:x="10.144cm" svg:y="1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386cm" svg:y1="15.886cm" svg:x2="15.986cm" svg:y2="15.886cm">
          <text:p/>
        </draw:line>
        <draw:custom-shape draw:style-name="gr1" draw:text-style-name="P1" draw:layer="layout" svg:width="1.27cm" svg:height="1.27cm" svg:x="2.296cm" svg:y="1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38cm" svg:y1="15.922cm" svg:x2="10.143cm" svg:y2="15.922cm">
          <text:p/>
        </draw:line>
        <draw:custom-shape draw:style-name="gr1" draw:text-style-name="P1" draw:layer="layout" svg:width="1.27cm" svg:height="1.27cm" svg:x="2.296cm" svg:y="1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38cm" svg:y1="15.922cm" svg:x2="10.143cm" svg:y2="15.922cm">
          <text:p/>
        </draw:line>
        <draw:custom-shape draw:style-name="gr1" draw:text-style-name="P1" draw:layer="layout" svg:width="1.27cm" svg:height="1.27cm" svg:x="15.942cm" svg:y="1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984cm" svg:y1="15.921cm" svg:x2="22.589cm" svg:y2="15.921cm">
          <text:p/>
        </draw:line>
        <draw:connector draw:style-name="gr3" draw:text-style-name="P2" draw:layer="layout" draw:type="curve" svg:x1="10.779cm" svg:y1="15.25cm" svg:x2="6.862cm" svg:y2="15.244cm" draw:start-shape="id4" draw:start-glue-point="4" svg:d="M10779 15250c0-751-3917-748-3917-6" svg:viewBox="0 0 3918 564">
          <text:p/>
        </draw:connector>
        <draw:line draw:style-name="gr4" draw:text-style-name="P3" draw:layer="layout" svg:x1="2.27cm" svg:y1="18.76cm" svg:x2="22.59cm" svg:y2="18.76cm">
          <text:p/>
        </draw:line>
        <draw:frame draw:style-name="gr5" draw:text-style-name="P5" draw:layer="layout" svg:width="2.026cm" svg:height="0.988cm" svg:x="11.295cm" svg:y="19.025cm">
          <draw:text-box>
            <text:p text:style-name="P4">TIME</text:p>
          </draw:text-box>
        </draw:frame>
        <draw:frame draw:style-name="gr5" draw:text-style-name="P6" draw:layer="layout" svg:width="0.917cm" svg:height="1.114cm" svg:x="2.505cm" svg:y="16.925cm">
          <draw:text-box>
            <text:p><text:span text:style-name="T1">t</text:span><text:span text:style-name="T2">1</text:span></text:p>
          </draw:text-box>
        </draw:frame>
        <draw:frame draw:style-name="gr5" draw:text-style-name="P6" draw:layer="layout" svg:width="0.917cm" svg:height="1.114cm" svg:x="10.306cm" svg:y="16.925cm">
          <draw:text-box>
            <text:p><text:span text:style-name="T1">t</text:span><text:span text:style-name="T2">2</text:span></text:p>
          </draw:text-box>
        </draw:frame>
        <draw:frame draw:style-name="gr5" draw:text-style-name="P6" draw:layer="layout" svg:width="0.917cm" svg:height="1.114cm" svg:x="16.206cm" svg:y="16.925cm">
          <draw:text-box>
            <text:p><text:span text:style-name="T1">t</text:span><text:span text:style-name="T2">3</text:span></text:p>
          </draw:text-box>
        </draw:frame>
        <draw:frame draw:style-name="gr6" draw:text-style-name="P7" draw:layer="layout" svg:width="7.046cm" svg:height="1.825cm" svg:x="3.488cm" svg:y="12.075cm">
          <draw:text-box>
            <text:p text:style-name="P3">Fixation probability </text:p>
            <text:p text:style-name="P3">determined at t<text:span text:style-name="T3">2</text:span><text:span text:style-name="T4">-200ms</text:span></text:p>
          </draw:text-box>
        </draw:frame>
        <draw:frame draw:style-name="gr6" draw:text-style-name="P7" draw:layer="layout" svg:width="7.046cm" svg:height="1.825cm" svg:x="10.889cm" svg:y="12.076cm">
          <draw:text-box>
            <text:p text:style-name="P3">Fixation probability </text:p>
            <text:p text:style-name="P3">determined at t<text:span text:style-name="T3">3</text:span><text:span text:style-name="T4">-200ms</text:span></text:p>
          </draw:text-box>
        </draw:frame>
        <draw:connector draw:style-name="gr3" draw:text-style-name="P2" draw:layer="layout" draw:type="curve" svg:x1="16.589cm" svg:y1="15.231cm" svg:x2="12.672cm" svg:y2="15.225cm" svg:d="M16589 15231c0-751-3917-748-3917-6" svg:viewBox="0 0 3918 56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Chilanka" svg:font-family="Chilanka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2-04-27T15:41:36.195415550</meta:creation-date>
    <dc:date>2022-04-27T15:59:32.658177909</dc:date>
    <dc:creator>Collin </dc:creator>
    <meta:editing-duration>PT5M35S</meta:editing-duration>
    <meta:editing-cycles>1</meta:editing-cycles>
    <meta:generator>LibreOffice/6.4.7.2$Linux_X86_64 LibreOffice_project/40$Build-2</meta:generator>
    <meta:document-statistic meta:object-count="38"/>
  </office:meta>
</office:document-meta>
</file>